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3.61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  <style:text-properties fo:font-size="28pt" style:font-size-asian="28pt" style:font-size-complex="28pt"/>
    </style:style>
    <style:style style:name="T1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presentation:footer-decl presentation:name="ftr1">Свободный доступ к ВКС.   В. Руцкий, 6057/2</presentation:footer-decl>
      <presentation:date-time-decl presentation:name="dtd1" presentation:source="fixed">03.10.2011</presentation:date-time-decl>
      <draw:page draw:name="page1" draw:style-name="dp1" draw:master-page-name="Default" presentation:presentation-page-layout-name="AL1T1" presentation:use-footer-name="ftr1" presentation:use-date-time-name="dtd1">
        <draw:frame presentation:style-name="pr1" draw:layer="layout" svg:width="25.199cm" svg:height="5.209cm" svg:x="1.4cm" svg:y="6.986cm" presentation:class="title" presentation:user-transformed="true">
          <draw:text-box>
            <text:p>Свободный доступ к суперкомпьютерам для решения исследовательских задач</text:p>
          </draw:text-box>
        </draw:frame>
        <draw:frame presentation:style-name="pr2" draw:text-style-name="P1" draw:layer="layout" svg:width="25.199cm" svg:height="3.92cm" svg:x="1.4cm" svg:y="14.854cm" presentation:class="outline" presentation:user-transformed="true">
          <draw:text-box>
            <text:list text:style-name="L2">
              <text:list-header>
                <text:p text:style-name="P1"><text:span text:style-name="T1">Владимир Руцкий,</text:span><text:span text:style-name="T1"><text:line-break/></text:span><text:span text:style-name="T1">гр. 6057/2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1" presentation:use-footer-name="ftr1" presentation:use-date-time-name="dtd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3.86cm" svg:x="1.4cm" svg:y="4.914cm" presentation:class="outline">
          <draw:text-box>
            <text:list text:style-name="L2">
              <text:list-item>
                <text:p>Суперкомпьютеры МГУ</text:p>
                <text:list>
                  <text:list-item>
                    <text:p>условия использования</text:p>
                  </text:list-item>
                  <text:list-item>
                    <text:p>подача заявки и регистрация</text:p>
                  </text:list-item>
                  <text:list-item>
                    <text:p>рабочее пространство с точки зрения конечного пользователя</text:p>
                  </text:list-item>
                  <text:list-item>
                    <text:p>средства для программирования в рабочем пространстве</text:p>
                    <text:list>
                      <text:list-item>
                        <text:p>Cleo</text:p>
                      </text:list-item>
                      <text:list-item>
                        <text:p>OpenMP</text:p>
                      </text:list-item>
                      <text:list-item>
                        <text:p>MPI</text:p>
                      </text:list-item>
                    </text:list>
                  </text:list-item>
                  <text:list-item>
                    <text:p>предоставляемый доступ</text:p>
                    <text:list>
                      <text:list-item>
                        <text:p>ssh</text:p>
                      </text:list-item>
                    </text:list>
                  </text:list-item>
                  <text:list-item>
                    <text:p>онлайн-статистика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1" presentation:use-footer-name="ftr1" presentation:use-date-time-name="dtd1">
        <draw:frame presentation:style-name="pr1" draw:layer="layout" svg:width="25.199cm" svg:height="3.506cm" svg:x="1.4cm" svg:y="0.837cm" presentation:class="title">
          <draw:text-box>
            <text:p>Вычислительный комплекс НИВЦ МГУ</text:p>
          </draw:text-box>
        </draw:frame>
        <draw:frame presentation:style-name="pr2" draw:layer="layout" svg:width="25.199cm" svg:height="13.86cm" svg:x="1.4cm" svg:y="4.914cm" presentation:class="outline">
          <draw:text-box>
            <text:list text:style-name="L2">
              <text:list-item>
                <text:p>Возможно бесплатное использование в целях фундаментальных научных исследований и обучения</text:p>
                <text:list>
                  <text:list-item>
                    <text:p>«Ломоносов», СКИФ-МГУ «Чебышёв», «ГрафИТ!»</text:p>
                  </text:list-item>
                </text:list>
              </text:list-item>
              <text:list-item>
                <text:p>Порядок использования:</text:p>
                <text:list>
                  <text:list-item>
                    <text:p>регистрация, получение доступа</text:p>
                  </text:list-item>
                  <text:list-item>
                    <text:p>копирование исходных кодов и сборка программы на компьютере кластера</text:p>
                  </text:list-item>
                  <text:list-item>
                    <text:p>запуск программы</text:p>
                  </text:list-item>
                  <text:list-item>
                    <text:p>получение результатов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1" presentation:use-footer-name="ftr1" presentation:use-date-time-name="dtd1">
        <draw:frame presentation:style-name="pr1" draw:layer="layout" svg:width="25.199cm" svg:height="3.506cm" svg:x="1.4cm" svg:y="0.837cm" presentation:class="title">
          <draw:text-box>
            <text:p>Регистрация</text:p>
          </draw:text-box>
        </draw:frame>
        <draw:frame presentation:style-name="pr2" draw:layer="layout" svg:width="25.199cm" svg:height="13.86cm" svg:x="1.4cm" svg:y="4.914cm" presentation:class="outline">
          <draw:text-box>
            <text:list text:style-name="L3">
              <text:list-item>
                <text:p>Организация отправляет официальное письмо с запросом на имя ректора МГУ</text:p>
              </text:list-item>
            </text:list>
            <text:list text:style-name="L2">
              <text:list-item>
                <text:list>
                  <text:list-item>
                    <text:p>Для студенческой группы необходимо предварительное согласование с Вл.В.Воеводиним</text:p>
                  </text:list-item>
                </text:list>
              </text:list-item>
            </text:list>
            <text:list text:style-name="L3">
              <text:list-item>
                <text:p>Организация генерирует ключ для доступа и регистрирует его на сайте кластера</text:p>
              </text:list-item>
            </text:list>
            <text:list text:style-name="L4">
              <text:list-item>
                <text:p>Правила использования:</text:p>
                <text:list>
                  <text:list-item>
                    <text:p>индивидуальное использование</text:p>
                  </text:list-item>
                  <text:list-item>
                    <text:p>использование только в заранее обговоренных целях</text:p>
                  </text:list-item>
                  <text:list-item>
                    <text:p>обязательна ссылка на НИВЦ МГУ в публикуемых статьях</text:p>
                  </text:list-item>
                  <text:list-item>
                    <text:p>регулярная отчетность</text:p>
                  </text:list-item>
                  <text:list-item>
                    <text:p>ответственное и уважительное использование ресурсов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1" presentation:use-footer-name="ftr1" presentation:use-date-time-name="dtd1">
        <draw:frame presentation:style-name="pr1" draw:layer="layout" svg:width="25.199cm" svg:height="3.506cm" svg:x="1.4cm" svg:y="0.837cm" presentation:class="title">
          <draw:text-box>
            <text:p>Кластер с точки зрения пользователя</text:p>
          </draw:text-box>
        </draw:frame>
        <draw:frame presentation:style-name="pr2" draw:layer="layout" svg:width="25.199cm" svg:height="13.86cm" svg:x="1.4cm" svg:y="4.914cm" presentation:class="outline">
          <draw:text-box>
            <text:list text:style-name="L2">
              <text:list-item>
                <text:p>Кластер - одна головная машина (front-end) + множество узлов кластера</text:p>
              </text:list-item>
              <text:list-item>
                <text:p>Пользователю предоставляется удалённый доступ по SSH на головную машину</text:p>
              </text:list-item>
              <text:list-item>
                <text:p>Пользователь </text:p>
              </text:list-item>
            </text:list>
            <text:list text:style-name="L5">
              <text:list-item>
                <text:list>
                  <text:list-item>
                    <text:p>копирует на головную машину исходные коды,</text:p>
                  </text:list-item>
                  <text:list-item>
                    <text:p>компилирует,</text:p>
                  </text:list-item>
                  <text:list-item>
                    <text:p>ставит программу в очередь на запуск</text:p>
                  </text:list-item>
                </text:list>
              </text:list-item>
            </text:list>
            <text:list text:style-name="L2">
              <text:list-item>
                <text:p>Программа запускается на узлах кластера</text:p>
                <text:list>
                  <text:list-item>
                    <text:p>программы, запущенные на разных узлах, могут взаимодействовать друг с другом посредством пересылки сообщений</text:p>
                  </text:list-item>
                  <text:list-item>
                    <text:p>у всех узлов логически общая домашняя директория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1" presentation:use-footer-name="ftr1" presentation:use-date-time-name="dtd1">
        <draw:frame presentation:style-name="pr1" draw:layer="layout" svg:width="25.199cm" svg:height="3.506cm" svg:x="1.4cm" svg:y="0.837cm" presentation:class="title">
          <draw:text-box>
            <text:p>Сборка программ и библиотеки</text:p>
          </draw:text-box>
        </draw:frame>
        <draw:frame presentation:style-name="pr2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&lt;TODO: Используемые компиляторы, GCC, Intel, Pathscale, PGI&gt;</text:p>
              </text:list-item>
              <text:list-item>
                <text:p>&lt;TODO: Доступные библиотеки, MPI, OpenMP&gt;</text:p>
              </text:list-item>
              <text:list-item>
                <text:p>&lt;TODO: Доступные средства отладки&gt;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1" presentation:use-footer-name="ftr1" presentation:use-date-time-name="dtd1">
        <draw:frame presentation:style-name="pr1" draw:layer="layout" svg:width="25.199cm" svg:height="3.506cm" svg:x="1.4cm" svg:y="0.837cm" presentation:class="title">
          <draw:text-box>
            <text:p>Запуск программ</text:p>
          </draw:text-box>
        </draw:frame>
        <draw:frame presentation:style-name="pr2" draw:layer="layout" svg:width="25.199cm" svg:height="13.86cm" svg:x="1.4cm" svg:y="4.914cm" presentation:class="outline">
          <draw:text-box>
            <text:list text:style-name="L2">
              <text:list-item>
                <text:p>&lt;TODO: mpirun&gt;</text:p>
              </text:list-item>
              <text:list-item>
                <text:p>&lt;TODO: система планирования использования ресурсов Cleo&gt;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1" presentation:use-footer-name="ftr1" presentation:use-date-time-name="dtd1">
        <draw:frame presentation:style-name="pr1" draw:layer="layout" svg:width="25.199cm" svg:height="3.506cm" svg:x="1.4cm" svg:y="0.837cm" presentation:class="title" presentation:user-transformed="true">
          <draw:text-box>
            <text:p>Мониторинг выполнения и получение результатов</text:p>
          </draw:text-box>
        </draw:frame>
        <draw:frame presentation:style-name="pr2" draw:layer="layout" svg:width="25.199cm" svg:height="13.86cm" svg:x="1.4cm" svg:y="4.914cm" presentation:class="outline">
          <draw:text-box>
            <text:list text:style-name="L2">
              <text:list-item>
                <text:p>&lt;TODO: доступные online статусы очереди заданий и загруженности узлов&gt;</text:p>
              </text:list-item>
              <text:list-item>
                <text:p>&lt;TODO: файлы с результатами работы&gt;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1" presentation:use-footer-name="ftr1" presentation:use-date-time-name="dtd1">
        <draw:frame presentation:style-name="pr1" draw:layer="layout" svg:width="25.199cm" svg:height="3.506cm" svg:x="1.4cm" svg:y="0.837cm" presentation:class="title">
          <draw:text-box>
            <text:p>Источники</text:p>
          </draw:text-box>
        </draw:frame>
        <draw:frame presentation:style-name="pr2" draw:layer="layout" svg:width="25.199cm" svg:height="13.86cm" svg:x="1.4cm" svg:y="4.914cm" presentation:class="outline">
          <draw:text-box>
            <text:list text:style-name="L2">
              <text:list-item>
                <text:p>Суперкомпьютерный комплекс при НИВЦ МГУ:<text:line-break/><text:a xlink:href="http://parallel.ru/cluster/">http://parallel.ru/cluster/</text:a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DejaVu Sans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 PL UMing H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 PL UMing H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 PL UMing H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 PL UMing H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fill-image-width="0cm" draw:fill-image-height="0cm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323dc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 PL UMing H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Vladimir Rutsky</meta:initial-creator>
    <meta:creation-date>2011-09-29T21:27:15</meta:creation-date>
    <meta:editing-duration>PT3H36M44S</meta:editing-duration>
    <meta:editing-cycles>47</meta:editing-cycles>
    <meta:generator>LibreOffice/3.3$Unix LibreOffice_project/330m19$Build-301</meta:generator>
    <dc:date>2011-09-30T10:14:17</dc:date>
    <dc:creator>Vladimir Rutsky</dc:creator>
    <meta:document-statistic meta:object-count="57"/>
  </office:meta>
</office:document-meta>
</file>